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7.0486in" style:use-optimal-column-width="false"/>
    </style:style>
    <style:style style:name="Table1" style:family="table" style:master-page-name="MP0">
      <style:table-properties style:width="7.0486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none" fo:border-left="none" fo:border-bottom="0.0312in solid #000000" fo:border-right="none" style:writing-mode="lr-tb" fo:padding-top="0.0381in" fo:padding-left="0.0381in" fo:padding-bottom="0.0381in" fo:padding-right="0.0381in"/>
    </style:style>
    <style:style style:name="P5" style:parent-style-name="Standard" style:family="paragraph">
      <style:paragraph-properties fo:keep-with-next="always" fo:break-before="page" fo:margin-top="0.118in" fo:margin-bottom="0.059in"/>
    </style:style>
    <style:style style:name="T12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 style:language-asian="es" style:country-asian="ES"/>
    </style:style>
    <style:style style:name="T13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/>
    </style:style>
    <style:style style:name="P14" style:parent-style-name="Normal" style:family="paragraph">
      <style:text-properties style:font-name="DejaVu Serif" style:font-name-asian="Calibri" style:font-name-complex="Calibri" text:display="none" fo:font-size="11pt" style:font-size-asian="11pt" style:font-size-complex="11pt" style:language-complex="ar" style:country-complex="SA"/>
    </style:style>
    <style:style style:name="TableColumn16" style:family="table-column">
      <style:table-column-properties style:column-width="7.0486in" style:use-optimal-column-width="false"/>
    </style:style>
    <style:style style:name="Table15" style:family="table">
      <style:table-properties style:width="7.0486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ableColumn21" style:family="table-column">
      <style:table-column-properties style:column-width="7.0486in" style:use-optimal-column-width="false"/>
    </style:style>
    <style:style style:name="Table20" style:family="table">
      <style:table-properties style:width="7.0486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ableColumn26" style:family="table-column">
      <style:table-column-properties style:column-width="7.0486in" style:use-optimal-column-width="false"/>
    </style:style>
    <style:style style:name="Table25" style:family="table">
      <style:table-properties style:width="7.0486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30" style:family="table-column">
      <style:table-column-properties style:column-width="7.0486in" style:use-optimal-column-width="false"/>
    </style:style>
    <style:style style:name="Table29" style:family="table">
      <style:table-properties style:width="7.0486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34" style:family="table-column">
      <style:table-column-properties style:column-width="7.0486in" style:use-optimal-column-width="false"/>
    </style:style>
    <style:style style:name="Table33" style:family="table">
      <style:table-properties style:width="7.0486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ableColumn40" style:family="table-column">
      <style:table-column-properties style:column-width="7.0486in" style:use-optimal-column-width="false"/>
    </style:style>
    <style:style style:name="Table39" style:family="table">
      <style:table-properties style:width="7.0486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ableColumn45" style:family="table-column">
      <style:table-column-properties style:column-width="7.0486in" style:use-optimal-column-width="false"/>
    </style:style>
    <style:style style:name="Table44" style:family="table">
      <style:table-properties style:width="7.0486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language="en" fo:country="US"/>
    </style:style>
    <style:style style:name="P49" style:parent-style-name="TableContents" style:family="paragraph">
      <style:text-properties fo:language="en" fo:country="US"/>
    </style:style>
    <style:style style:name="P50" style:parent-style-name="TableContents" style:family="paragraph">
      <style:text-properties fo:language="en" fo:country="US"/>
    </style:style>
    <style:style style:name="P51" style:parent-style-name="TableContents" style:family="paragraph">
      <style:text-properties fo:language="en" fo:country="US"/>
    </style:style>
    <style:style style:name="P52" style:parent-style-name="TableContents" style:family="paragraph">
      <style:text-properties fo:language="en" fo:country="US"/>
    </style:style>
    <style:style style:name="P53" style:parent-style-name="TableContents" style:family="paragraph">
      <style:text-properties fo:language="en" fo:country="US"/>
    </style:style>
    <style:style style:name="P54" style:parent-style-name="TableContents" style:family="paragraph">
      <style:text-properties fo:language="en" fo:country="US"/>
    </style:style>
    <style:style style:name="P55" style:parent-style-name="TableContents" style:family="paragraph">
      <style:text-properties fo:language="en" fo:country="U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language="en" fo:country="US"/>
    </style:style>
    <style:style style:name="P61" style:parent-style-name="TableContents" style:family="paragraph">
      <style:text-properties fo:language="en" fo:country="U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ableColumn66" style:family="table-column">
      <style:table-column-properties style:column-width="7.0486in" style:use-optimal-column-width="false"/>
    </style:style>
    <style:style style:name="Table65" style:family="table">
      <style:table-properties style:width="7.0486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ableColumn71" style:family="table-column">
      <style:table-column-properties style:column-width="7.0486in" style:use-optimal-column-width="false"/>
    </style:style>
    <style:style style:name="Table70" style:family="table">
      <style:table-properties style:width="7.0486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Default" style:family="paragraph">
      <style:text-properties fo:font-size="10pt" style:font-size-asian="10pt" style:font-size-complex="10pt" fo:language="en" fo:country="US"/>
    </style:style>
    <style:style style:name="P75" style:parent-style-name="Default" style:family="paragraph">
      <style:text-properties fo:font-size="10pt" style:font-size-asian="10pt" style:font-size-complex="10pt" fo:language="en" fo:country="US"/>
    </style:style>
    <style:style style:name="P76" style:parent-style-name="Default" style:family="paragraph">
      <style:text-properties fo:font-size="10pt" style:font-size-asian="10pt" style:font-size-complex="10pt" fo:language="en" fo:country="US"/>
    </style:style>
    <style:style style:name="P77" style:parent-style-name="Default" style:family="paragraph">
      <style:text-properties fo:font-size="10pt" style:font-size-asian="10pt" style:font-size-complex="10pt" fo:language="en" fo:country="US"/>
    </style:style>
    <style:style style:name="P78" style:parent-style-name="Default" style:family="paragraph">
      <style:text-properties fo:font-size="10pt" style:font-size-asian="10pt" style:font-size-complex="10pt" fo:language="en" fo:country="US"/>
    </style:style>
    <style:style style:name="P79" style:parent-style-name="Default" style:family="paragraph">
      <style:text-properties fo:font-size="10pt" style:font-size-asian="10pt" style:font-size-complex="10pt" fo:language="en" fo:country="US"/>
    </style:style>
    <style:style style:name="P80" style:parent-style-name="Default" style:family="paragraph">
      <style:text-properties fo:font-size="10pt" style:font-size-asian="10pt" style:font-size-complex="10pt"/>
    </style:style>
    <style:style style:name="P81" style:parent-style-name="Default" style:family="paragraph">
      <style:text-properties fo:font-size="10pt" style:font-size-asian="10pt" style:font-size-complex="10pt"/>
    </style:style>
    <style:style style:name="P82" style:parent-style-name="Default" style:family="paragraph">
      <style:text-properties fo:font-size="10pt" style:font-size-asian="10pt" style:font-size-complex="10pt"/>
    </style:style>
    <style:style style:name="P83" style:parent-style-name="Default" style:family="paragraph">
      <style:text-properties fo:font-size="10pt" style:font-size-asian="10pt" style:font-size-complex="10pt"/>
    </style:style>
    <style:style style:name="P84" style:parent-style-name="Default" style:family="paragraph">
      <style:text-properties fo:font-size="10pt" style:font-size-asian="10pt" style:font-size-complex="10pt"/>
    </style:style>
    <style:style style:name="P85" style:parent-style-name="Default" style:family="paragraph">
      <style:text-properties fo:font-size="10pt" style:font-size-asian="10pt" style:font-size-complex="10pt"/>
    </style:style>
    <style:style style:name="P86" style:parent-style-name="Default" style:family="paragraph">
      <style:text-properties fo:font-size="10pt" style:font-size-asian="10pt" style:font-size-complex="10pt"/>
    </style:style>
    <style:style style:name="P87" style:parent-style-name="Default" style:family="paragraph">
      <style:text-properties fo:font-size="10pt" style:font-size-asian="10pt" style:font-size-complex="10pt"/>
    </style:style>
    <style:style style:name="P88" style:parent-style-name="TableContents" style:family="paragraph">
      <style:text-properties fo:font-size="10pt" style:font-size-asian="10pt" style:font-size-complex="10pt"/>
    </style:style>
    <style:style style:name="P89" style:parent-style-name="TableContents" style:family="paragraph">
      <style:text-properties style:font-size-complex="10pt"/>
    </style:style>
    <style:style style:name="P90" style:parent-style-name="TableContents" style:family="paragraph">
      <style:text-properties style:font-size-complex="10pt"/>
    </style:style>
    <style:style style:name="P91" style:parent-style-name="TableContents" style:family="paragraph">
      <style:text-properties style:font-size-complex="10pt"/>
    </style:style>
    <style:style style:name="P92" style:parent-style-name="TableContents" style:family="paragraph">
      <style:text-properties style:font-size-complex="10pt"/>
    </style:style>
    <style:style style:name="P93" style:parent-style-name="TableContents" style:family="paragraph">
      <style:text-properties style:font-size-complex="10pt"/>
    </style:style>
    <style:style style:name="P94" style:parent-style-name="TableContents" style:family="paragraph">
      <style:text-properties style:font-size-complex="10pt"/>
    </style:style>
    <style:style style:name="T95" style:parent-style-name="Fuentedepárrafopredeter." style:family="text">
      <style:text-properties style:font-size-complex="10pt"/>
    </style:style>
    <style:style style:name="T96" style:parent-style-name="Fuentedepárrafopredeter." style:family="text">
      <style:text-properties style:font-size-complex="10pt"/>
    </style:style>
    <style:style style:name="T97" style:parent-style-name="Fuentedepárrafopredeter." style:family="text">
      <style:text-properties fo:font-weight="bold" style:font-weight-asian="bold" style:font-weight-complex="bold"/>
    </style:style>
    <style:style style:name="TableColumn99" style:family="table-column">
      <style:table-column-properties style:column-width="7.0486in" style:use-optimal-column-width="false"/>
    </style:style>
    <style:style style:name="Table98" style:family="table">
      <style:table-properties style:width="7.0486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2" style:parent-style-name="Standard" style:family="paragraph">
      <style:text-properties style:font-name-complex="Tahoma" fo:font-size="10pt" style:font-size-asian="10pt" style:font-size-complex="10pt"/>
    </style:style>
    <style:style style:name="P103" style:parent-style-name="Standard" style:family="paragraph">
      <style:text-properties style:font-name-complex="Tahoma" fo:font-size="10pt" style:font-size-asian="10pt" style:font-size-complex="10pt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TableColumn106" style:family="table-column">
      <style:table-column-properties style:column-width="7.0486in" style:use-optimal-column-width="false"/>
    </style:style>
    <style:style style:name="Table105" style:family="table">
      <style:table-properties style:width="7.0486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Standard" style:family="paragraph">
      <style:text-properties style:font-name-complex="Tahoma" fo:font-size="10pt" style:font-size-asian="10pt" style:font-size-complex="10pt"/>
    </style:style>
    <style:style style:name="T110" style:parent-style-name="Fuentedepárrafopredeter." style:family="text">
      <style:text-properties fo:font-weight="bold" style:font-weight-asian="bold" style:font-weight-complex="bold"/>
    </style:style>
    <style:style style:name="TableColumn112" style:family="table-column">
      <style:table-column-properties style:column-width="7.0486in" style:use-optimal-column-width="false"/>
    </style:style>
    <style:style style:name="Table111" style:family="table">
      <style:table-properties style:width="7.0486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language="en" fo:country="US"/>
    </style:style>
    <style:style style:name="P116" style:parent-style-name="TableContents" style:family="paragraph">
      <style:text-properties fo:language="en" fo:country="US"/>
    </style:style>
    <style:style style:name="P117" style:parent-style-name="TableContents" style:family="paragraph">
      <style:text-properties fo:language="en" fo:country="US"/>
    </style:style>
    <style:style style:name="P118" style:parent-style-name="TableContents" style:family="paragraph">
      <style:text-properties fo:language="en" fo:country="US"/>
    </style:style>
    <style:style style:name="P119" style:parent-style-name="Standard" style:family="paragraph">
      <style:text-properties style:font-name-complex="Tahoma" fo:font-size="10pt" style:font-size-asian="10pt" style:font-size-complex="10pt"/>
    </style:style>
    <style:style style:name="T120" style:parent-style-name="Fuentedepárrafopredeter." style:family="text">
      <style:text-properties fo:font-weight="bold" style:font-weight-asian="bold" style:font-weight-complex="bold"/>
    </style:style>
    <style:style style:name="TableColumn122" style:family="table-column">
      <style:table-column-properties style:column-width="7.0486in" style:use-optimal-column-width="false"/>
    </style:style>
    <style:style style:name="Table121" style:family="table">
      <style:table-properties style:width="7.0486in" fo:margin-left="0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5" style:parent-style-name="Standard" style:family="paragraph">
      <style:text-properties style:font-name-complex="Tahoma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2"><draw:frame draw:z-index="251658240" draw:style-name="a0" draw:name="graphics1" text:anchor-type="paragraph" svg:x="0in" svg:y="0in" svg:width="6.97205in" svg:height="0.43819in" style:rel-width="scale" style:rel-height="scale"><draw:image xlink:href="media/image1.png" xlink:type="simple" xlink:show="embed" xlink:actuate="onLoad"/><svg:title/><svg:desc/></draw:frame></text:span><text:span text:style-name="T13">Sistemas Operativos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Standard">Formulario de auto-evaluación</text:p>
            <text:p text:style-name="Encabezado">Sesión 3. Monitorización del sistema.</text:p>
          </table:table-cell>
        </table:table-row>
      </table:table>
      <text:p text:style-name="Standard"/>
      <text:p text:style-name="P19">Nombre y apellidos:</text:p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TableContents">Jose Miguel Hernández García</text:p>
          </table:table-cell>
        </table:table-row>
      </table:table>
      <text:p text:style-name="Standard"/>
      <text:p text:style-name="P24">a) Cuestionario de actitud frente al<text:s/>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TableContents">si</text:p>
          </table:table-cell>
        </table:table-row>
      </table:table>
      <text:p text:style-name="Standard"/>
      <text:p text:style-name="Standard">2. Tengo que trabajar algo más los conceptos sobre:</text:p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3. Comentarios y sugerencias:</text:p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P37">b) Cuestionario de conocimientos adquiridos.</text:p>
      <text:p text:style-name="Standard">Mi solución a la<text:s/><text:span text:style-name="T38">actividad 3.1</text:span><text:s/>ha sido:</text:p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soft-page-break/>
            <text:p text:style-name="TableContents">a) El sistema lleva encendido 33 minutos. Para resolverlo he utilizado la orden uptime -p.</text:p>
            <text:p text:style-name="TableContents">b) Hay tres usuarios trabajando actualmente. Para resolverlo he utilizado la orden uptime.</text:p>
            <text:p text:style-name="TableContents">c) La carga media del sistema en los últimos 15 minutos ha sido<text:s/>de 0.20. He vuelto a utilizar para ello la orden uptime.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43">actividad 3.2</text:span><text:s/>ha sido:</text:p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>a) #!bin/bash</text:p>
            <text:p text:style-name="P49">x=0</text:p>
            <text:p text:style-name="P50">operacion=0</text:p>
            <text:p text:style-name="P51">for i in `seq 1 $1`</text:p>
            <text:p text:style-name="P52">do</text:p>
            <text:p text:style-name="P53"><text:s text:c="5"/>operacion=$((2+1))</text:p>
            <text:p text:style-name="P54"><text:s text:c="5"/>x=`expr $x +1`</text:p>
            <text:p text:style-name="P55">done</text:p>
            <text:p text:style-name="TableContents">echo “El valor de la variable x es: “ $x</text:p>
          </table:table-cell>
        </table:table-row>
        <table:table-row table:style-name="TableRow56">
          <table:table-cell table:style-name="TableCell57">
            <text:p text:style-name="TableContents">b) renice -5 prueba 1000</text:p>
            <text:p text:style-name="TableContents">renice 20 prueba 1000</text:p>
            <text:p text:style-name="TableContents">La prioridad inicial para ambos es de 20</text:p>
            <text:p text:style-name="TableContents">Y tras aplicar<text:s/>la alteración en el orden de prioridades, vemos en la columna NI el añadido o la resta de prioridad que hemos hecho (en tiempo real) y podemos ver asi que se le asigna más CPU en la columna de CPU</text:p>
          </table:table-cell>
        </table:table-row>
        <table:table-row table:style-name="TableRow58">
          <table:table-cell table:style-name="TableCell59">
            <text:p text:style-name="TableContents">c) time ./prueba 1000</text:p>
            <text:p text:style-name="TableContents">El valor de la variable x es: 1000</text:p>
            <text:p text:style-name="P60">real 0m1.059s</text:p>
            <text:p text:style-name="P61">user 0m0.036s</text:p>
            <text:p text:style-name="TableContents">sys 0m0.128s</text:p>
          </table:table-cell>
        </table:table-row>
        <table:table-row table:style-name="TableRow62">
          <table:table-cell table:style-name="TableCell63">
            <text:p text:style-name="TableContents"/>
          </table:table-cell>
        </table:table-row>
      </table:table>
      <text:p text:style-name="Standard"/>
      <text:p text:style-name="Standard">Mi solución a la<text:s/><text:span text:style-name="T64">actividad 3.4</text:span><text:s/>ha sido:</text:p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TableContents">a) 0.00 Utilizando la orden mpstat.</text:p>
            <text:p text:style-name="TableContents">b) 0.00 Utilizando la misma orden.</text:p>
            <text:p text:style-name="TableContents">c) En Swap hay 0k libres y 0k usados.</text:p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69">actividad 3.6</text:span><text:s/>ha sido:</text:p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TableContents">Para ello he creado un script donde creo un .txt lo leo y<text:s/>cojo<text:s/>cada dato de la columna que corresponde para luego mostrarlo en formato de texto:</text:p>
            <text:p text:style-name="P74">#!/bin/bash<text:s/></text:p>
            <text:p text:style-name="P75">vmstat &gt;&gt; monitorizacion.txt<text:s/></text:p>
            <text:p text:style-name="P76">procs=`cat "monitorizacion.txt"|tail -1|tr -s " " " "|cut -d " " -f2`<text:s/></text:p>
            <text:p text:style-name="P77">procs_swap=`cat "monitorizacion.txt"|tail -1|tr -s " " " "|cut -d " " -f17`<text:s/></text:p>
            <text:p text:style-name="P78">aumento_swap=`cat "monitorizacion.txt"|tail -1|tr -s " " " "|cut -d " " -f9`<text:s/></text:p>
            <text:p text:style-name="P79">mem_libre=`cat "monitorizacion.txt"|tail -1|tr -s " " " "|cut -d " " -f5`<text:s/></text:p>
            <text:p text:style-name="P80">echo "Hay " $procs " procesos en cola de ejecución"<text:s/></text:p>
            <text:p text:style-name="P81">echo "Hay " $procs_swap " procesos en<text:s/>ejecución<text:s/>en el área de intercambio"<text:s/></text:p>
            <text:p text:style-name="P82">if [ $aumento_swap -eq 0 ]<text:s/></text:p>
            <text:p text:style-name="P83">then<text:s/></text:p>
            <text:p text:style-name="P84">echo "No ha habido aumento de procesos que se pasan a la memoria de intercambio"<text:s/></text:p>
            <text:p text:style-name="P85">else<text:s/></text:p>
            <text:p text:style-name="P86">echo "Se ha aumentado el<text:s/>número<text:s/>de procesos que van a la memoria de intercambio en " $aumento_swap<text:s/></text:p>
            <text:p text:style-name="P87">fi<text:s/></text:p>
            <text:p text:style-name="P88">echo "La memoria libre es de " $mem_libre "KB"</text:p>
            <text:p text:style-name="P89">Para actualizarlo cada 4 segundos utilizo el siguiente comando:</text:p>
            <text:p text:style-name="P90">Watch –n 4 ./script</text:p>
            <text:p text:style-name="P91">Lo que nos da:</text:p>
            <text:p text:style-name="P92">Hay 0 procesos en la cola de ejecución</text:p>
            <text:p text:style-name="P93">Hay 0 procesos en ejecución en el área de intercambio</text:p>
            <text:p text:style-name="P94">No ha habido aumento de procesos que se pasan a la memoria de intercambio</text:p>
            <text:p text:style-name="TableContents"><text:span text:style-name="T95">La memoria libre es de 347415</text:span><text:span text:style-name="T96">5 KB.</text:span></text:p>
          </table:table-cell>
        </table:table-row>
      </table:table>
      <text:p text:style-name="Standard"/>
      <text:p text:style-name="Standard">Mi solución a la<text:s/><text:span text:style-name="T97">actividad 3.8</text:span><text:s/>ha sido:</text:p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ext:p text:style-name="TableContents">Ls -ltu $HOME</text:p>
            <text:soft-page-break/>
            <text:p text:style-name="TableContents">ls -ltc $HOME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P102"/>
      <text:p text:style-name="P103"/>
      <text:p text:style-name="Standard">Mi solución a la<text:s/><text:span text:style-name="T104">actividad 3.9</text:span><text:s/>ha sido:</text:p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p text:style-name="TableContents">a) El UML está usando 5373964 bloques</text:p>
            <text:p text:style-name="TableContents">y en formato human readable format está usando 5,2G</text:p>
            <text:p text:style-name="TableContents">b) Se están usando 2399 inodos. Dado<text:s/>que se pueden crear tantos archivos como inodos haya disponibles, se pueden crear 2487969 archivos</text:p>
            <text:p text:style-name="TableContents">c) El del directorio /etc es de 32M</text:p>
            <text:p text:style-name="TableContents">el de /var es de 530M</text:p>
            <text:p text:style-name="TableContents">el de /bin es de 9.4M</text:p>
            <text:p text:style-name="TableContents">el de /usr 5.2G</text:p>
            <text:p text:style-name="TableContents">y el de /lib es de 235M</text:p>
            <text:p text:style-name="TableContents">El directorio que mas ocupa es el<text:s/>/usr ya que ahi se encuentran instalados todos los programas mientras el que menos ocupa es el /bin puesto que ahi solo encontramos ejecutables.</text:p>
            <text:p text:style-name="TableContents">d) El directorio /etc tiene 8340992 bloques de tamaño 4KB</text:p>
            <text:p text:style-name="TableContents">El tamaño de bloque, por omisión utilizado en el SA es 4KB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P109"/>
      <text:p text:style-name="Standard">Mi solución a la<text:s/><text:span text:style-name="T110">actividad 3.10</text:span><text:s/>ha sido:</text:p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TableContents">Para resolver esta actividad he utilizado los siguientes comandos:</text:p>
            <text:p text:style-name="P115">Ln –s archivo.txt ./softlink</text:p>
            <text:p text:style-name="P116">Ln archivo.txt hardlink</text:p>
            <text:p text:style-name="P117">Ln target_hardlink2.txt hardlink2</text:p>
            <text:soft-page-break/>
            <text:p text:style-name="P118">Ls –lai</text:p>
            <text:p text:style-name="TableContents">Cd D1</text:p>
            <text:p text:style-name="TableContents">Ls -lai</text:p>
            <text:p text:style-name="TableContents"/>
            <text:p text:style-name="TableContents">Porque los enlaces blandos no aumentan el<text:s/>contador de enlaces, únicamente lo hacen los duros, que son referencias reales al metadato, los blando solamente referencian al nombre del<text:s/>archivo.</text:p>
            <text:p text:style-name="TableContents"/>
          </table:table-cell>
        </table:table-row>
      </table:table>
      <text:p text:style-name="P119"/>
      <text:p text:style-name="Standard">Mi solución a la<text:s/><text:span text:style-name="T120">actividad 3.12</text:span><text:s/>ha sido:</text:p>
      <table:table table:style-name="Table121">
        <table:table-columns>
          <table:table-column table:style-name="TableColumn122"/>
        </table:table-columns>
        <table:table-row table:style-name="TableRow123">
          <table:table-cell table:style-name="TableCell124">
            <text:p text:style-name="TableContents">Para ello he utilizado los siguientes comandos:</text:p>
            <text:p text:style-name="TableContents">Mknod disp_bloques b 10 5</text:p>
            <text:p text:style-name="TableContents">Mknod disp._caracteres c 10 5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Encabezado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Encabezado" style:next-style-name="Textbody" style:default-outline-level="2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Encabezado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1388in" fo:line-height="115%"/>
      <style:text-properties style:font-name="DejaVu Serif" style:font-name-asian="Calibri" style:font-name-complex="Calibri" fo:font-size="11pt" style:font-size-asian="11pt" style:font-size-complex="11pt" style:language-complex="ar" style:country-complex="SA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pígrafe1" style:display-name="Epígrafe1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1" style:display-name="Título 21" style:family="paragraph" style:parent-style-name="Encabezado">
      <style:text-properties fo:hyphenate="false"/>
    </style:style>
    <style:style style:name="Título31" style:display-name="Título 31" style:family="paragraph" style:parent-style-name="Encabezado">
      <style:text-properties fo:hyphenate="false"/>
    </style:style>
    <style:style style:name="Título11" style:display-name="Título 11" style:family="paragraph" style:parent-style-name="Encabezado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Heading10" style:display-name="Heading 10" style:family="paragraph" style:parent-style-name="Encabezado" style:next-style-name="Textbody">
      <style:text-properties fo:font-weight="bold" style:font-weight-asian="bold" style:font-weight-complex="bold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1.9687in"/>
        </style:tab-stops>
      </style:paragraph-properties>
      <style:text-properties fo:hyphenate="false"/>
    </style:style>
    <style:style style:name="Título41" style:display-name="Título 41" style:family="paragraph" style:parent-style-name="Encabezado">
      <style:text-properties fo:hyphenate="false"/>
    </style:style>
    <style:style style:name="Título51" style:display-name="Título 51" style:family="paragraph" style:parent-style-name="Encabezado">
      <style:text-properties fo:hyphenate="false"/>
    </style:style>
    <style:style style:name="Título71" style:display-name="Título 71" style:family="paragraph" style:parent-style-name="Encabezado">
      <style:text-properties fo:hyphenate="false"/>
    </style:style>
    <style:style style:name="Table" style:display-name="Table" style:family="paragraph" style:parent-style-name="Epígrafe1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" style:font-name-complex="DejaVu Sans Mono" fo:font-size="10pt" style:font-size-asian="10pt" style:font-size-complex="10pt" fo:hyphenate="false"/>
    </style:style>
    <style:style style:name="Piedepágina1" style:display-name="Pie de página1" style:family="paragraph" style:parent-style-name="Standard">
      <style:text-properties fo:hyphenate="false"/>
    </style:style>
    <style:style style:name="Encabezado1" style:display-name="Encabezado1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xtodegloboCar" style:display-name="Texto de globo Car" style:family="text" style:parent-style-name="Fuentedepárrafopredeter.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-asian="OpenSymbol" style:font-name-complex="OpenSymbol"/>
    </style:style>
    <style:style style:name="WW_CharLFO1LVL2" style:family="text">
      <style:text-properties style:font-name-asian="OpenSymbol" style:font-name-complex="OpenSymbol"/>
    </style:style>
    <style:style style:name="WW_CharLFO1LVL3" style:family="text">
      <style:text-properties style:font-name-asian="OpenSymbol" style:font-name-complex="OpenSymbol"/>
    </style:style>
    <style:style style:name="WW_CharLFO1LVL4" style:family="text">
      <style:text-properties style:font-name-asian="OpenSymbol" style:font-name-complex="OpenSymbol"/>
    </style:style>
    <style:style style:name="WW_CharLFO1LVL5" style:family="text">
      <style:text-properties style:font-name-asian="OpenSymbol" style:font-name-complex="OpenSymbol"/>
    </style:style>
    <style:style style:name="WW_CharLFO1LVL6" style:family="text">
      <style:text-properties style:font-name-asian="OpenSymbol" style:font-name-complex="OpenSymbol"/>
    </style:style>
    <style:style style:name="WW_CharLFO1LVL7" style:family="text">
      <style:text-properties style:font-name-asian="OpenSymbol" style:font-name-complex="OpenSymbol"/>
    </style:style>
    <style:style style:name="WW_CharLFO1LVL8" style:family="text">
      <style:text-properties style:font-name-asian="OpenSymbol" style:font-name-complex="OpenSymbol"/>
    </style:style>
    <style:style style:name="WW_CharLFO1LVL9" style:family="text">
      <style:text-properties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2LVL1" style:family="text">
      <style:text-properties style:font-name-asian="OpenSymbol" style:font-name-complex="OpenSymbol"/>
    </style:style>
    <style:style style:name="WW_CharLFO2LVL2" style:family="text">
      <style:text-properties style:font-name-asian="OpenSymbol" style:font-name-complex="OpenSymbol"/>
    </style:style>
    <style:style style:name="WW_CharLFO2LVL3" style:family="text">
      <style:text-properties style:font-name-asian="OpenSymbol" style:font-name-complex="OpenSymbol"/>
    </style:style>
    <style:style style:name="WW_CharLFO2LVL4" style:family="text">
      <style:text-properties style:font-name-asian="OpenSymbol" style:font-name-complex="OpenSymbol"/>
    </style:style>
    <style:style style:name="WW_CharLFO2LVL5" style:family="text">
      <style:text-properties style:font-name-asian="OpenSymbol" style:font-name-complex="OpenSymbol"/>
    </style:style>
    <style:style style:name="WW_CharLFO2LVL6" style:family="text">
      <style:text-properties style:font-name-asian="OpenSymbol" style:font-name-complex="OpenSymbol"/>
    </style:style>
    <style:style style:name="WW_CharLFO2LVL7" style:family="text">
      <style:text-properties style:font-name-asian="OpenSymbol" style:font-name-complex="OpenSymbol"/>
    </style:style>
    <style:style style:name="WW_CharLFO2LVL8" style:family="text">
      <style:text-properties style:font-name-asian="OpenSymbol" style:font-name-complex="OpenSymbol"/>
    </style:style>
    <style:style style:name="WW_CharLFO2LVL9" style:family="text">
      <style:text-properties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3LVL1" style:family="text">
      <style:text-properties style:font-name-asian="OpenSymbol" style:font-name-complex="OpenSymbol"/>
    </style:style>
    <style:style style:name="WW_CharLFO3LVL2" style:family="text">
      <style:text-properties style:font-name-asian="OpenSymbol" style:font-name-complex="OpenSymbol"/>
    </style:style>
    <style:style style:name="WW_CharLFO3LVL3" style:family="text">
      <style:text-properties style:font-name-asian="OpenSymbol" style:font-name-complex="OpenSymbol"/>
    </style:style>
    <style:style style:name="WW_CharLFO3LVL4" style:family="text">
      <style:text-properties style:font-name-asian="OpenSymbol" style:font-name-complex="OpenSymbol"/>
    </style:style>
    <style:style style:name="WW_CharLFO3LVL5" style:family="text">
      <style:text-properties style:font-name-asian="OpenSymbol" style:font-name-complex="OpenSymbol"/>
    </style:style>
    <style:style style:name="WW_CharLFO3LVL6" style:family="text">
      <style:text-properties style:font-name-asian="OpenSymbol" style:font-name-complex="OpenSymbol"/>
    </style:style>
    <style:style style:name="WW_CharLFO3LVL7" style:family="text">
      <style:text-properties style:font-name-asian="OpenSymbol" style:font-name-complex="OpenSymbol"/>
    </style:style>
    <style:style style:name="WW_CharLFO3LVL8" style:family="text">
      <style:text-properties style:font-name-asian="OpenSymbol" style:font-name-complex="OpenSymbol"/>
    </style:style>
    <style:style style:name="WW_CharLFO3LVL9" style:family="text">
      <style:text-properties style:font-name-asian="OpenSymbol" style:font-name-complex="OpenSymbol"/>
    </style:style>
    <text:list-style style:name="WWNum3" style:display-name="WWNum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4LVL1" style:family="text">
      <style:text-properties style:font-name-asian="OpenSymbol" style:font-name-complex="OpenSymbol"/>
    </style:style>
    <style:style style:name="WW_CharLFO4LVL2" style:family="text">
      <style:text-properties style:font-name-asian="OpenSymbol" style:font-name-complex="OpenSymbol"/>
    </style:style>
    <style:style style:name="WW_CharLFO4LVL3" style:family="text">
      <style:text-properties style:font-name-asian="OpenSymbol" style:font-name-complex="OpenSymbol"/>
    </style:style>
    <style:style style:name="WW_CharLFO4LVL4" style:family="text">
      <style:text-properties style:font-name-asian="OpenSymbol" style:font-name-complex="OpenSymbol"/>
    </style:style>
    <style:style style:name="WW_CharLFO4LVL5" style:family="text">
      <style:text-properties style:font-name-asian="OpenSymbol" style:font-name-complex="OpenSymbol"/>
    </style:style>
    <style:style style:name="WW_CharLFO4LVL6" style:family="text">
      <style:text-properties style:font-name-asian="OpenSymbol" style:font-name-complex="OpenSymbol"/>
    </style:style>
    <style:style style:name="WW_CharLFO4LVL7" style:family="text">
      <style:text-properties style:font-name-asian="OpenSymbol" style:font-name-complex="OpenSymbol"/>
    </style:style>
    <style:style style:name="WW_CharLFO4LVL8" style:family="text">
      <style:text-properties style:font-name-asian="OpenSymbol" style:font-name-complex="OpenSymbol"/>
    </style:style>
    <style:style style:name="WW_CharLFO4LVL9" style:family="text">
      <style:text-properties style:font-name-asian="OpenSymbol" style:font-name-complex="OpenSymbol"/>
    </style:style>
    <text:list-style style:name="WWNum4" style:display-name="WWNum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-asian="OpenSymbol" style:font-name-complex="OpenSymbol"/>
    </style:style>
    <style:style style:name="WW_CharLFO6LVL2" style:family="text">
      <style:text-properties style:font-name-asian="OpenSymbol" style:font-name-complex="OpenSymbol"/>
    </style:style>
    <style:style style:name="WW_CharLFO6LVL3" style:family="text">
      <style:text-properties style:font-name-asian="OpenSymbol" style:font-name-complex="OpenSymbol"/>
    </style:style>
    <style:style style:name="WW_CharLFO6LVL4" style:family="text">
      <style:text-properties style:font-name-asian="OpenSymbol" style:font-name-complex="OpenSymbol"/>
    </style:style>
    <style:style style:name="WW_CharLFO6LVL5" style:family="text">
      <style:text-properties style:font-name-asian="OpenSymbol" style:font-name-complex="OpenSymbol"/>
    </style:style>
    <style:style style:name="WW_CharLFO6LVL6" style:family="text">
      <style:text-properties style:font-name-asian="OpenSymbol" style:font-name-complex="OpenSymbol"/>
    </style:style>
    <style:style style:name="WW_CharLFO6LVL7" style:family="text">
      <style:text-properties style:font-name-asian="OpenSymbol" style:font-name-complex="OpenSymbol"/>
    </style:style>
    <style:style style:name="WW_CharLFO6LVL8" style:family="text">
      <style:text-properties style:font-name-asian="OpenSymbol" style:font-name-complex="OpenSymbol"/>
    </style:style>
    <style:style style:name="WW_CharLFO6LVL9" style:family="text">
      <style:text-properties style:font-name-asian="OpenSymbol" style:font-name-complex="OpenSymbol"/>
    </style:style>
    <text:list-style style:name="WWNum6" style:display-name="WWNum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-asian="OpenSymbol" style:font-name-complex="OpenSymbol"/>
    </style:style>
    <style:style style:name="WW_CharLFO7LVL2" style:family="text">
      <style:text-properties style:font-name-asian="OpenSymbol" style:font-name-complex="OpenSymbol"/>
    </style:style>
    <style:style style:name="WW_CharLFO7LVL3" style:family="text">
      <style:text-properties style:font-name-asian="OpenSymbol" style:font-name-complex="OpenSymbol"/>
    </style:style>
    <style:style style:name="WW_CharLFO7LVL4" style:family="text">
      <style:text-properties style:font-name-asian="OpenSymbol" style:font-name-complex="OpenSymbol"/>
    </style:style>
    <style:style style:name="WW_CharLFO7LVL5" style:family="text">
      <style:text-properties style:font-name-asian="OpenSymbol" style:font-name-complex="OpenSymbol"/>
    </style:style>
    <style:style style:name="WW_CharLFO7LVL6" style:family="text">
      <style:text-properties style:font-name-asian="OpenSymbol" style:font-name-complex="OpenSymbol"/>
    </style:style>
    <style:style style:name="WW_CharLFO7LVL7" style:family="text">
      <style:text-properties style:font-name-asian="OpenSymbol" style:font-name-complex="OpenSymbol"/>
    </style:style>
    <style:style style:name="WW_CharLFO7LVL8" style:family="text">
      <style:text-properties style:font-name-asian="OpenSymbol" style:font-name-complex="OpenSymbol"/>
    </style:style>
    <style:style style:name="WW_CharLFO7LVL9" style:family="text">
      <style:text-properties style:font-name-asian="OpenSymbol" style:font-name-complex="OpenSymbol"/>
    </style:style>
    <text:list-style style:name="WWNum7" style:display-name="WWNum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-asian="OpenSymbol" style:font-name-complex="OpenSymbol"/>
    </style:style>
    <style:style style:name="WW_CharLFO8LVL2" style:family="text">
      <style:text-properties style:font-name-asian="OpenSymbol" style:font-name-complex="OpenSymbol"/>
    </style:style>
    <style:style style:name="WW_CharLFO8LVL3" style:family="text">
      <style:text-properties style:font-name-asian="OpenSymbol" style:font-name-complex="OpenSymbol"/>
    </style:style>
    <style:style style:name="WW_CharLFO8LVL4" style:family="text">
      <style:text-properties style:font-name-asian="OpenSymbol" style:font-name-complex="OpenSymbol"/>
    </style:style>
    <style:style style:name="WW_CharLFO8LVL5" style:family="text">
      <style:text-properties style:font-name-asian="OpenSymbol" style:font-name-complex="OpenSymbol"/>
    </style:style>
    <style:style style:name="WW_CharLFO8LVL6" style:family="text">
      <style:text-properties style:font-name-asian="OpenSymbol" style:font-name-complex="OpenSymbol"/>
    </style:style>
    <style:style style:name="WW_CharLFO8LVL7" style:family="text">
      <style:text-properties style:font-name-asian="OpenSymbol" style:font-name-complex="OpenSymbol"/>
    </style:style>
    <style:style style:name="WW_CharLFO8LVL8" style:family="text">
      <style:text-properties style:font-name-asian="OpenSymbol" style:font-name-complex="OpenSymbol"/>
    </style:style>
    <style:style style:name="WW_CharLFO8LVL9" style:family="text">
      <style:text-properties style:font-name-asian="OpenSymbol" style:font-name-complex="OpenSymbol"/>
    </style:style>
    <text:list-style style:name="WWNum8" style:display-name="WWNum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9LVL1" style:family="text">
      <style:text-properties style:font-name-asian="OpenSymbol" style:font-name-complex="OpenSymbol"/>
    </style:style>
    <style:style style:name="WW_CharLFO9LVL2" style:family="text">
      <style:text-properties style:font-name-asian="OpenSymbol" style:font-name-complex="OpenSymbol"/>
    </style:style>
    <style:style style:name="WW_CharLFO9LVL3" style:family="text">
      <style:text-properties style:font-name-asian="OpenSymbol" style:font-name-complex="OpenSymbol"/>
    </style:style>
    <style:style style:name="WW_CharLFO9LVL4" style:family="text">
      <style:text-properties style:font-name-asian="OpenSymbol" style:font-name-complex="OpenSymbol"/>
    </style:style>
    <style:style style:name="WW_CharLFO9LVL5" style:family="text">
      <style:text-properties style:font-name-asian="OpenSymbol" style:font-name-complex="OpenSymbol"/>
    </style:style>
    <style:style style:name="WW_CharLFO9LVL6" style:family="text">
      <style:text-properties style:font-name-asian="OpenSymbol" style:font-name-complex="OpenSymbol"/>
    </style:style>
    <style:style style:name="WW_CharLFO9LVL7" style:family="text">
      <style:text-properties style:font-name-asian="OpenSymbol" style:font-name-complex="OpenSymbol"/>
    </style:style>
    <style:style style:name="WW_CharLFO9LVL8" style:family="text">
      <style:text-properties style:font-name-asian="OpenSymbol" style:font-name-complex="OpenSymbol"/>
    </style:style>
    <style:style style:name="WW_CharLFO9LVL9" style:family="text">
      <style:text-properties style:font-name-asian="OpenSymbol" style:font-name-complex="OpenSymbol"/>
    </style:style>
    <text:list-style style:name="WWNum9" style:display-name="WWNum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0LVL1" style:family="text">
      <style:text-properties style:font-name-asian="OpenSymbol" style:font-name-complex="OpenSymbol"/>
    </style:style>
    <style:style style:name="WW_CharLFO10LVL2" style:family="text">
      <style:text-properties style:font-name-asian="OpenSymbol" style:font-name-complex="OpenSymbol"/>
    </style:style>
    <style:style style:name="WW_CharLFO10LVL3" style:family="text">
      <style:text-properties style:font-name-asian="OpenSymbol" style:font-name-complex="OpenSymbol"/>
    </style:style>
    <style:style style:name="WW_CharLFO10LVL4" style:family="text">
      <style:text-properties style:font-name-asian="OpenSymbol" style:font-name-complex="OpenSymbol"/>
    </style:style>
    <style:style style:name="WW_CharLFO10LVL5" style:family="text">
      <style:text-properties style:font-name-asian="OpenSymbol" style:font-name-complex="OpenSymbol"/>
    </style:style>
    <style:style style:name="WW_CharLFO10LVL6" style:family="text">
      <style:text-properties style:font-name-asian="OpenSymbol" style:font-name-complex="OpenSymbol"/>
    </style:style>
    <style:style style:name="WW_CharLFO10LVL7" style:family="text">
      <style:text-properties style:font-name-asian="OpenSymbol" style:font-name-complex="OpenSymbol"/>
    </style:style>
    <style:style style:name="WW_CharLFO10LVL8" style:family="text">
      <style:text-properties style:font-name-asian="OpenSymbol" style:font-name-complex="OpenSymbol"/>
    </style:style>
    <style:style style:name="WW_CharLFO10LVL9" style:family="text">
      <style:text-properties style:font-name-asian="OpenSymbol" style:font-name-complex="OpenSymbol"/>
    </style:style>
    <text:list-style style:name="WWNum10" style:display-name="WWNum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1LVL1" style:family="text">
      <style:text-properties style:font-name-asian="OpenSymbol" style:font-name-complex="OpenSymbol"/>
    </style:style>
    <style:style style:name="WW_CharLFO11LVL2" style:family="text">
      <style:text-properties style:font-name-asian="OpenSymbol" style:font-name-complex="OpenSymbol"/>
    </style:style>
    <style:style style:name="WW_CharLFO11LVL3" style:family="text">
      <style:text-properties style:font-name-asian="OpenSymbol" style:font-name-complex="OpenSymbol"/>
    </style:style>
    <style:style style:name="WW_CharLFO11LVL4" style:family="text">
      <style:text-properties style:font-name-asian="OpenSymbol" style:font-name-complex="OpenSymbol"/>
    </style:style>
    <style:style style:name="WW_CharLFO11LVL5" style:family="text">
      <style:text-properties style:font-name-asian="OpenSymbol" style:font-name-complex="OpenSymbol"/>
    </style:style>
    <style:style style:name="WW_CharLFO11LVL6" style:family="text">
      <style:text-properties style:font-name-asian="OpenSymbol" style:font-name-complex="OpenSymbol"/>
    </style:style>
    <style:style style:name="WW_CharLFO11LVL7" style:family="text">
      <style:text-properties style:font-name-asian="OpenSymbol" style:font-name-complex="OpenSymbol"/>
    </style:style>
    <style:style style:name="WW_CharLFO11LVL8" style:family="text">
      <style:text-properties style:font-name-asian="OpenSymbol" style:font-name-complex="OpenSymbol"/>
    </style:style>
    <style:style style:name="WW_CharLFO11LVL9" style:family="text">
      <style:text-properties style:font-name-asian="OpenSymbol" style:font-name-complex="OpenSymbol"/>
    </style:style>
    <text:list-style style:name="WWNum11" style:display-name="WWNum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2LVL1" style:family="text">
      <style:text-properties style:font-name-asian="OpenSymbol" style:font-name-complex="OpenSymbol"/>
    </style:style>
    <style:style style:name="WW_CharLFO12LVL2" style:family="text">
      <style:text-properties style:font-name-asian="OpenSymbol" style:font-name-complex="OpenSymbol"/>
    </style:style>
    <style:style style:name="WW_CharLFO12LVL3" style:family="text">
      <style:text-properties style:font-name-asian="OpenSymbol" style:font-name-complex="OpenSymbol"/>
    </style:style>
    <style:style style:name="WW_CharLFO12LVL4" style:family="text">
      <style:text-properties style:font-name-asian="OpenSymbol" style:font-name-complex="OpenSymbol"/>
    </style:style>
    <style:style style:name="WW_CharLFO12LVL5" style:family="text">
      <style:text-properties style:font-name-asian="OpenSymbol" style:font-name-complex="OpenSymbol"/>
    </style:style>
    <style:style style:name="WW_CharLFO12LVL6" style:family="text">
      <style:text-properties style:font-name-asian="OpenSymbol" style:font-name-complex="OpenSymbol"/>
    </style:style>
    <style:style style:name="WW_CharLFO12LVL7" style:family="text">
      <style:text-properties style:font-name-asian="OpenSymbol" style:font-name-complex="OpenSymbol"/>
    </style:style>
    <style:style style:name="WW_CharLFO12LVL8" style:family="text">
      <style:text-properties style:font-name-asian="OpenSymbol" style:font-name-complex="OpenSymbol"/>
    </style:style>
    <style:style style:name="WW_CharLFO12LVL9" style:family="text">
      <style:text-properties style:font-name-asian="OpenSymbol" style:font-name-complex="OpenSymbol"/>
    </style:style>
    <text:list-style style:name="WWNum12" style:display-name="WWNum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8" style:display-name="WW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4" style:display-name="WWNum2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5" style:display-name="WWNum2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6" style:display-name="WWNum2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Default" style:display-name="Default" style:family="paragraph">
      <style:paragraph-properties style:text-autospace="none" style:vertical-align="auto"/>
      <style:text-properties style:font-name="Consolas" style:font-name-complex="Consolas" fo:color="#000000" style:letter-kerning="fals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9in" fo:margin-bottom="0.5in" fo:margin-right="0.62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2in"/>
      </style:footer-style>
    </style:page-layout>
    <style:style style:name="P6" style:parent-style-name="Encabezado1" style:family="paragraph">
      <style:paragraph-properties fo:margin-bottom="0in" fo:line-height="100%"/>
      <style:text-properties style:font-name="Arial" fo:color="#999999" fo:font-size="10pt" style:font-size-asian="10pt" style:font-size-complex="10pt"/>
    </style:style>
    <style:style style:name="P7" style:parent-style-name="Encabezado1" style:family="paragraph">
      <style:paragraph-properties fo:margin-bottom="0in" fo:line-height="100%"/>
      <style:text-properties fo:color="#999999"/>
    </style:style>
    <style:style style:name="T8" style:parent-style-name="Fuentedepárrafopredeter." style:family="text">
      <style:text-properties style:font-name="Arial" fo:color="#999999" fo:font-size="10pt" style:font-size-asian="10pt" style:font-size-complex="10pt"/>
    </style:style>
    <style:style style:name="T9" style:parent-style-name="Fuentedepárrafopredeter." style:family="text">
      <style:text-properties style:font-name="Arial" fo:font-size="10pt" style:font-size-asian="10pt" style:font-size-complex="10pt"/>
    </style:style>
    <style:style style:name="T10" style:parent-style-name="Fuentedepárrafopredeter." style:family="text">
      <style:text-properties style:font-name="Arial" fo:font-size="10pt" style:font-size-asian="10pt" style:font-size-complex="10pt"/>
    </style:style>
    <style:style style:name="T11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6">Prácticas de Sistemas Operativos<text:tab/><text:tab/><text:tab/><text:s text:c="6"/>Módulo I. Administración del Sistema Operativo Linux</text:p>
        <text:p text:style-name="P7"/>
      </style:header>
      <style:footer>
        <text:p text:style-name="Piedepágina1"><text:span text:style-name="T8">Sesión 1. Herramientas de administración básicas</text:span><text:span text:style-name="T9"><text:tab/></text:span><text:span text:style-name="T10"><text:tab/></text:span><text:span text:style-name="T11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xJosemi Hdez.</dc:creator>
    <meta:creation-date>2011-10-05T09:46:00Z</meta:creation-date>
    <dc:date>2016-10-16T15:29:00Z</dc:date>
    <meta:print-date>2011-10-06T10:39:00Z</meta:print-date>
    <meta:template xlink:href="Normal" xlink:type="simple"/>
    <meta:editing-cycles>200</meta:editing-cycles>
    <meta:editing-duration>PT8052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5" meta:paragraph-count="8" meta:word-count="657" meta:character-count="4265" meta:row-count="30" meta:non-whitespace-character-count="3616"/>
  </office:meta>
</office:document-meta>
</file>